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21_12-26-05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21_16-53-16_000.jpg</text:p>
          </table:table-cell>
          <table:table-cell table:style-name="ce19" office:value-type="string">
            <text:p>:m 東和 PHOTO / 210220sa / 鶴見駅 / 豊岡町マンション新築工事 / １名 / 東京ガスエネワーク（小俣組） / 日誌</text:p>
          </table:table-cell>
          <table:table-cell table:style-name="ce4"/>
          <table:table-cell table:style-name="ce4"/>
          <table:table-cell table:style-name="ce4" office:value-type="string">
            <text:p>N-35-35-22.229003 E-139-34-40.151367</text:p>
          </table:table-cell>
          <table:table-cell table:style-name="ce35" table:formula="of:=IF([.E3]=&quot;&quot;;[.C3];CONCATENATE([.C3];&quot; / &quot;;[.E3]))" office:value-type="string" office:string-value=":m 東和 PHOTO / 210220sa / 鶴見駅 / 豊岡町マンション新築工事 / １名 / 東京ガスエネワーク（小俣組） / 日誌">
            <text:p>:m 東和 PHOTO / 210220sa / 鶴見駅 / 豊岡町マンション新築工事 / １名 / 東京ガスエネワーク（小俣組） / 日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21_16-53-50_000.jpg</text:p>
          </table:table-cell>
          <table:table-cell table:style-name="ce19" office:value-type="string">
            <text:p>:m 1*1 RES / JVEMV6 64#94_?? / 『新釈漢文大系　３７　近思録』 著者=市川安司 / p.2 / w:太極；五行；陰陽；無極,topic:~ / N~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4]=&quot;&quot;;[.C4];CONCATENATE([.C4];&quot; / &quot;;[.E4]))" office:value-type="string" office:string-value=":m 1*1 RES / JVEMV6 64#94_?? / 『新釈漢文大系　３７　近思録』 著者=市川安司 / p.2 / w:太極；五行；陰陽；無極,topic:~ / N~">
            <text:p>:m 1*1 RES / JVEMV6 64#94_?? / 『新釈漢文大系　３７　近思録』 著者=市川安司 / p.2 / w:太極；五行；陰陽；無極,topic:~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21_17-44-11_000.jpg</text:p>
          </table:table-cell>
          <table:table-cell table:style-name="ce19" office:value-type="string">
            <text:p>:m 1-2*2 RES / 64#78_?? / 『不完全性定理』 ゲーデル (goedel)、著；林晋、八杉満利子、訳・解説 / p.18 / w:類記号；Bew / N~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5]=&quot;&quot;;[.C5];CONCATENATE([.C5];&quot; / &quot;;[.E5]))" office:value-type="string" office:string-value=":m 1-2*2 RES / 64#78_?? / 『不完全性定理』 ゲーデル (goedel)、著；林晋、八杉満利子、訳・解説 / p.18 / w:類記号；Bew / N~">
            <text:p>:m 1-2*2 RES / 64#78_?? / 『不完全性定理』 ゲーデル (goedel)、著；林晋、八杉満利子、訳・解説 / p.18 / w:類記号；Bew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21_19-08-20_000.jpg</text:p>
          </table:table-cell>
          <table:table-cell table:style-name="ce19" office:value-type="string">
            <text:p>:m :尺八,shakuhachi,bamboo 1-2*2 / session-memo / s.1:genr=todays-melody,score+,key=F#,memo=sec-1,R=~ \\\ s.2:genr=todays-melody,score+,key=B(or,E),memo=sec-2,R=1</text:p>
          </table:table-cell>
          <table:table-cell table:style-name="ce19"/>
          <table:table-cell table:style-name="ce4"/>
          <table:table-cell table:style-name="ce4" office:value-type="string">
            <text:p>N-35-35-28.106689 E-139-34-48.665771</text:p>
          </table:table-cell>
          <table:table-cell table:style-name="ce35" table:formula="of:=IF([.E6]=&quot;&quot;;[.C6];CONCATENATE([.C6];&quot; / &quot;;[.E6]))" office:value-type="string" office:string-value=":m :尺八,shakuhachi,bamboo 1-2*2 / session-memo / s.1:genr=todays-melody,score+,key=F#,memo=sec-1,R=~ \\\ s.2:genr=todays-melody,score+,key=B(or,E),memo=sec-2,R=1">
            <text:p>:m :尺八,shakuhachi,bamboo 1-2*2 / session-memo / s.1:genr=todays-melody,score+,key=F#,memo=sec-1,R=~ \\\ s.2:genr=todays-melody,score+,key=B(or,E),memo=sec-2,R=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21_20-46-08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21_22-55-48_000.jpg</text:p>
          </table:table-cell>
          <table:table-cell table:style-name="ce19" office:value-type="string">
            <text:p>:m 記録 / 身体 / ケガ / loc=右脚：大腿：膝蓋上方,cause=おできか,loc-incident=~,id=2021-02-21_22-55-48_000.jpg,phase=風呂から出た,apparatus=~,injury=引っかき傷,other=~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8]=&quot;&quot;;[.C8];CONCATENATE([.C8];&quot; / &quot;;[.E8]))" office:value-type="string" office:string-value=":m 記録 / 身体 / ケガ / loc=右脚：大腿：膝蓋上方,cause=おできか,loc-incident=~,id=2021-02-21_22-55-48_000.jpg,phase=風呂から出た,apparatus=~,injury=引っかき傷,other=~">
            <text:p>:m 記録 / 身体 / ケガ / loc=右脚：大腿：膝蓋上方,cause=おできか,loc-incident=~,id=2021-02-21_22-55-48_000.jpg,phase=風呂から出た,apparatus=~,injury=引っかき傷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21_22-56-56_000.jpg</text:p>
          </table:table-cell>
          <table:table-cell table:style-name="ce19" office:value-type="string">
            <text:p>:m 記録 / 身体 / ケガ / loc=右脚：大腿：膝蓋上方,cause=おできか,loc-incident=~,id=2021-02-21_22-55-48_000.jpg,phase=風呂から出た；テープを貼った,apparatus=~,injury=引っかき傷,other=~</text:p>
          </table:table-cell>
          <table:table-cell table:style-name="ce19"/>
          <table:table-cell table:style-name="ce4"/>
          <table:table-cell table:style-name="ce4" office:value-type="string">
            <text:p>N-35-35-28.340148 E-139-34-52.730712</text:p>
          </table:table-cell>
          <table:table-cell table:style-name="ce35" table:formula="of:=IF([.E9]=&quot;&quot;;[.C9];CONCATENATE([.C9];&quot; / &quot;;[.E9]))" office:value-type="string" office:string-value=":m 記録 / 身体 / ケガ / loc=右脚：大腿：膝蓋上方,cause=おできか,loc-incident=~,id=2021-02-21_22-55-48_000.jpg,phase=風呂から出た；テープを貼った,apparatus=~,injury=引っかき傷,other=~">
            <text:p>:m 記録 / 身体 / ケガ / loc=右脚：大腿：膝蓋上方,cause=おできか,loc-incident=~,id=2021-02-21_22-55-48_000.jpg,phase=風呂から出た；テープを貼った,apparatus=~,injury=引っかき傷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21_22-57-43_000.jpg</text:p>
          </table:table-cell>
          <table:table-cell table:style-name="ce19" office:value-type="string">
            <text:p>:m 記録 / 身体 / ケガ / loc=右脚：膝蓋,cause=不明,loc-incident=~,id=2021-02-21_22-57-43_000.jpg,phase=風呂から出た,apparatus=~,injury=赤斑,other=~</text:p>
          </table:table-cell>
          <table:table-cell table:style-name="ce17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5" table:formula="of:=IF([.E10]=&quot;&quot;;[.C10];CONCATENATE([.C10];&quot; / &quot;;[.E10]))" office:value-type="string" office:string-value=":m 記録 / 身体 / ケガ / loc=右脚：膝蓋,cause=不明,loc-incident=~,id=2021-02-21_22-57-43_000.jpg,phase=風呂から出た,apparatus=~,injury=赤斑,other=~">
            <text:p>:m 記録 / 身体 / ケガ / loc=右脚：膝蓋,cause=不明,loc-incident=~,id=2021-02-21_22-57-43_000.jpg,phase=風呂から出た,apparatus=~,injury=赤斑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2-21_22-59-24_000.jpg</text:p>
          </table:table-cell>
          <table:table-cell table:style-name="ce19" office:value-type="string">
            <text:p>:m 記録 / 身体 / ケガ / loc=右脚：膝蓋,cause=不明,loc-incident=~,id=2021-02-21_22-57-43_000.jpg,phase=風呂から出た；ティッシュを貼った（エゴマ焼酎漬け）,apparatus=~,injury=赤斑,other=~</text:p>
          </table:table-cell>
          <table:table-cell table:style-name="ce17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5" table:formula="of:=IF([.E11]=&quot;&quot;;[.C11];CONCATENATE([.C11];&quot; / &quot;;[.E11]))" office:value-type="string" office:string-value=":m 記録 / 身体 / ケガ / loc=右脚：膝蓋,cause=不明,loc-incident=~,id=2021-02-21_22-57-43_000.jpg,phase=風呂から出た；ティッシュを貼った（エゴマ焼酎漬け）,apparatus=~,injury=赤斑,other=~">
            <text:p>:m 記録 / 身体 / ケガ / loc=右脚：膝蓋,cause=不明,loc-incident=~,id=2021-02-21_22-57-43_000.jpg,phase=風呂から出た；ティッシュを貼った（エゴマ焼酎漬け）,apparatus=~,injury=赤斑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2-21_23-00-31_000.jpg</text:p>
          </table:table-cell>
          <table:table-cell table:style-name="ce19" office:value-type="string">
            <text:p>:m 記録 / 身体 / ケガ / loc=右脚：膝蓋,cause=不明,loc-incident=~,id=2021-02-21_22-57-43_000.jpg,phase=風呂から出た；ティッシュを貼った（エゴマ焼酎漬け）；テープを貼った,apparatus=~,injury=赤斑,other=~</text:p>
          </table:table-cell>
          <table:table-cell table:style-name="ce20"/>
          <table:table-cell table:style-name="ce4"/>
          <table:table-cell table:style-name="ce4" office:value-type="string">
            <text:p>N-35-35-29.095458 E-139-34-49.819335</text:p>
          </table:table-cell>
          <table:table-cell table:style-name="ce35" table:formula="of:=IF([.E12]=&quot;&quot;;[.C12];CONCATENATE([.C12];&quot; / &quot;;[.E12]))" office:value-type="string" office:string-value=":m 記録 / 身体 / ケガ / loc=右脚：膝蓋,cause=不明,loc-incident=~,id=2021-02-21_22-57-43_000.jpg,phase=風呂から出た；ティッシュを貼った（エゴマ焼酎漬け）；テープを貼った,apparatus=~,injury=赤斑,other=~">
            <text:p>:m 記録 / 身体 / ケガ / loc=右脚：膝蓋,cause=不明,loc-incident=~,id=2021-02-21_22-57-43_000.jpg,phase=風呂から出た；ティッシュを貼った（エゴマ焼酎漬け）；テープを貼った,apparatus=~,injury=赤斑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2-22_02-04-28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2-22_07-54-10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5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21_18-59-28_000.mp4</text:p>
          </table:table-cell>
          <table:table-cell table:style-name="ce8" office:value-type="string">
            <text:p>:VIDEO / @自室 / 記録 / jap.flute-bamboo / 演奏、play / b-2021-0221-1 / genr=todays-melody,score+,key=B(or,E),memo=sec-2,R=1</text:p>
          </table:table-cell>
          <table:table-cell table:style-name="ce20"/>
          <table:table-cell table:style-name="ce4"/>
          <table:table-cell table:style-name="ce4"/>
          <table:table-cell table:style-name="ce35" table:formula="of:=IF([.E15]=&quot;&quot;;[.C15];CONCATENATE([.C15];&quot; / &quot;;[.E15]))" office:value-type="string" office:string-value=":VIDEO / @自室 / 記録 / jap.flute-bamboo / 演奏、play / b-2021-0221-1 / genr=todays-melody,score+,key=B(or,E),memo=sec-2,R=1">
            <text:p>:VIDEO / @自室 / 記録 / jap.flute-bamboo / 演奏、play / b-2021-0221-1 / genr=todays-melody,score+,key=B(or,E),memo=sec-2,R=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2021/02/22</text:date>, <text:time>11:12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22T11:12:07.33</dc:date>
    <dc:creator>iwabuchi ken</dc:creator>
    <meta:editing-duration>P31DT13H8M1S</meta:editing-duration>
    <meta:editing-cycles>11733</meta:editing-cycles>
    <meta:document-statistic meta:table-count="1" meta:cell-count="463" meta:object-count="0"/>
  </office:meta>
</office:document-meta>
</file>